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125cb" officeooo:paragraph-rsid="001125cb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125cb" officeooo:paragraph-rsid="0013ac39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26d93" officeooo:paragraph-rsid="001125cb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26d93" officeooo:paragraph-rsid="0013ac39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26d93" officeooo:paragraph-rsid="00126d93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2c0ad" officeooo:paragraph-rsid="0012c0ad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2ec1e" officeooo:paragraph-rsid="0012ec1e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6346d" officeooo:paragraph-rsid="0016346d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692e4" officeooo:paragraph-rsid="001692e4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ec030" officeooo:paragraph-rsid="001ec030" style:font-size-asian="12pt" style:font-size-complex="12pt"/>
    </style:style>
    <style:style style:name="P11" style:family="paragraph" style:parent-style-name="Standard">
      <style:text-properties style:font-name="Liberation Serif" fo:font-size="12pt" fo:font-weight="bold" officeooo:rsid="001bdf87" officeooo:paragraph-rsid="001bdf87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weight="normal" officeooo:rsid="001d3080" officeooo:paragraph-rsid="001d3080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6pt" fo:font-weight="bold" officeooo:rsid="001125cb" officeooo:paragraph-rsid="001125cb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6pt" fo:font-weight="bold" officeooo:rsid="001bdf87" officeooo:paragraph-rsid="001bdf8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00%"/>
      <style:text-properties officeooo:paragraph-rsid="0013ac39"/>
    </style:style>
    <style:style style:name="P16" style:family="paragraph" style:parent-style-name="Standard">
      <style:paragraph-properties fo:line-height="100%"/>
      <style:text-properties officeooo:paragraph-rsid="0016adde"/>
    </style:style>
    <style:style style:name="P17" style:family="paragraph" style:parent-style-name="Standard">
      <style:text-properties officeooo:rsid="0018f4cb" officeooo:paragraph-rsid="0018f4cb"/>
    </style:style>
    <style:style style:name="P18" style:family="paragraph" style:parent-style-name="Standard">
      <style:text-properties officeooo:rsid="001a53f4" officeooo:paragraph-rsid="001a53f4"/>
    </style:style>
    <style:style style:name="P19" style:family="paragraph" style:parent-style-name="Standard">
      <style:text-properties fo:font-weight="bold" officeooo:rsid="001bdf87" officeooo:paragraph-rsid="001bdf87" style:font-weight-asian="bold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style:font-name="Liberation Serif" fo:font-size="12pt" officeooo:rsid="001692e4" officeooo:paragraph-rsid="001692e4" style:font-size-asian="12pt" style:font-size-complex="12pt"/>
    </style:style>
    <style:style style:name="P21" style:family="paragraph" style:parent-style-name="Standard">
      <style:text-properties style:font-name="Liberation Serif" fo:font-size="10pt" fo:font-weight="bold" officeooo:rsid="001bdf87" officeooo:paragraph-rsid="001bdf87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fo:font-weight="normal" officeooo:rsid="001bdf87" officeooo:paragraph-rsid="001bdf87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1d3080" officeooo:paragraph-rsid="001d3080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200409" officeooo:paragraph-rsid="00200409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weight="normal" officeooo:rsid="001bdf87" officeooo:paragraph-rsid="001bdf87" style:font-weight-asian="normal" style:font-weight-complex="normal"/>
    </style:style>
    <style:style style:name="T1" style:family="text">
      <style:text-properties officeooo:rsid="00126d93"/>
    </style:style>
    <style:style style:name="T2" style:family="text">
      <style:text-properties fo:font-variant="normal" fo:text-transform="none" style:font-name="Liberation Serif" fo:font-size="12pt" fo:letter-spacing="normal" fo:font-style="normal" fo:font-weight="normal" officeooo:rsid="001125cb" fo:background-color="transparent" loext:char-shading-value="0" style:font-size-asian="12pt" style:font-size-complex="12pt" loext:padding="0in" loext:border="none"/>
    </style:style>
    <style:style style:name="T3" style:family="text">
      <style:text-properties fo:font-variant="normal" fo:text-transform="none" style:font-name="Liberation Serif" fo:font-size="12pt" fo:letter-spacing="normal" fo:font-style="normal" fo:font-weight="normal" officeooo:rsid="0016adde" fo:background-color="transparent" loext:char-shading-value="0" style:font-size-asian="12pt" style:font-size-complex="12pt" loext:padding="0in" loext:border="none"/>
    </style:style>
    <style:style style:name="T4" style:family="text">
      <style:text-properties fo:font-variant="normal" fo:text-transform="none" style:font-name="Liberation Serif" fo:font-size="12pt" fo:letter-spacing="normal" fo:font-style="normal" fo:font-weight="normal" officeooo:rsid="001832a4" fo:background-color="transparent" loext:char-shading-value="0" style:font-size-asian="12pt" style:font-size-complex="12pt" loext:padding="0in" loext:border="none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officeooo:rsid="0013ac39" fo:background-color="transparent" loext:char-shading-value="0" style:font-name-asian="Noto Sans Mono CJK SC" style:font-size-asian="12pt" style:font-name-complex="Liberation Mono" style:font-size-complex="12pt" loext:padding="0in" loext:border="none"/>
    </style:style>
    <style:style style:name="T6" style:family="text">
      <style:text-properties style:font-name="Liberation Serif" fo:font-size="12pt" officeooo:rsid="001125cb" style:font-size-asian="12pt" style:font-size-complex="12pt"/>
    </style:style>
    <style:style style:name="T7" style:family="text">
      <style:text-properties style:font-name="Liberation Serif" fo:font-size="12pt" officeooo:rsid="001832a4" style:font-size-asian="12pt" style:font-size-complex="12pt"/>
    </style:style>
    <style:style style:name="T8" style:family="text">
      <style:text-properties officeooo:rsid="0016346d"/>
    </style:style>
    <style:style style:name="T9" style:family="text">
      <style:text-properties officeooo:rsid="001832a4"/>
    </style:style>
    <style:style style:name="T10" style:family="text">
      <style:text-properties officeooo:rsid="0018f4cb"/>
    </style:style>
    <style:style style:name="T11" style:family="text">
      <style:text-properties officeooo:rsid="001a45cb"/>
    </style:style>
    <style:style style:name="T12" style:family="text">
      <style:text-properties officeooo:rsid="001a53f4"/>
    </style:style>
    <style:style style:name="T13" style:family="text">
      <style:text-properties officeooo:rsid="001bdf87"/>
    </style:style>
    <style:style style:name="T14" style:family="text">
      <style:text-properties fo:font-weight="bold" officeooo:rsid="001bdf8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ooria Kalantari</text:p>
      <text:p text:style-name="P13">9731127</text:p>
      <text:p text:style-name="P13"/>
      <text:p text:style-name="P14">Q1)</text:p>
      <text:p text:style-name="P14"/>
      <text:p text:style-name="P12">My repository is:</text:p>
      <text:p text:style-name="P12"><text:a xlink:type="simple" xlink:href="https://github.com/pooria1/clash-royale-telegram-bot" text:style-name="Internet_20_link" text:visited-style-name="Visited_20_Internet_20_Link">https://github.com/pooria1/clash-royale-telegram-bot</text:a></text:p>
      <text:p text:style-name="P12"/>
      <text:p text:style-name="P24">Git ignore file is based on my project; it ignores binary files which ‘go build’ can create; it ignores Visual Studio Code temporary files and yml files; etc (more info is available on .gitignore file).</text:p>
      <text:p text:style-name="P14"/>
      <text:p text:style-name="P14">Q2) </text:p>
      <text:p text:style-name="P21"/>
      <text:p text:style-name="P22">My commits are available in link below:</text:p>
      <text:p text:style-name="P22">https://github.com/aut-ce/git-assignment</text:p>
      <text:p text:style-name="P13"/>
      <text:p text:style-name="P13">Q3) </text:p>
      <text:p text:style-name="P1"/>
      <text:p text:style-name="P10">Repository is:</text:p>
      <text:p text:style-name="P10">https://github.com/pooria1/temp-git-assignment</text:p>
      <text:p text:style-name="P1"/>
      <text:p text:style-name="P11">Part 1:</text:p>
      <text:p text:style-name="P1"/>
      <text:p text:style-name="P1"><text:span text:style-name="T1">[1]<text:tab/></text:span>git add FileA.txt</text:p>
      <text:p text:style-name="P5">[2]<text:tab/>git commit -m 'FileA created'</text:p>
      <text:p text:style-name="P8">[3]<text:tab/>git add FileA.txt</text:p>
      <text:p text:style-name="P6">[<text:span text:style-name="T8">4</text:span>]<text:tab/>git commit --amend --no-edit</text:p>
      <text:p text:style-name="P7">[<text:span text:style-name="T8">5</text:span>]<text:tab/>git push</text:p>
      <text:p text:style-name="P1"/>
      <text:p text:style-name="P3"/>
      <text:p text:style-name="P4"><text:span text:style-name="T14">Part 2</text:span><text:span text:style-name="T13">: </text:span>for removing a file from history:</text:p>
      <text:p text:style-name="P2"/>
      <text:p text:style-name="P9">[1] <text:tab/># create .env file</text:p>
      <text:p text:style-name="P9">[2]<text:tab/>git add .</text:p>
      <text:p text:style-name="P9">[3]<text:tab/>git commit -m ‘.env created’</text:p>
      <text:p text:style-name="P20">[<text:span text:style-name="T9">4</text:span>]<text:tab/>git push</text:p>
      <text:p text:style-name="P15"><text:span text:style-name="T6">[</text:span><text:span text:style-name="T7">5</text:span><text:span text:style-name="T6">]<text:tab/></text:span><text:span text:style-name="Source_20_Text"><text:span text:style-name="T2">git filter-branch --index-filter "git rm -rf --cached --ignore-unmatch </text:span></text:span><text:span text:style-name="Source_20_Text"><text:span text:style-name="T5">.env</text:span></text:span><text:span text:style-name="Source_20_Text"><text:span text:style-name="T2">" HEAD</text:span></text:span></text:p>
      <text:p text:style-name="P16"><text:span text:style-name="Source_20_Text"><text:span text:style-name="T3">[</text:span></text:span><text:span text:style-name="Source_20_Text"><text:span text:style-name="T4">6]</text:span></text:span><text:span text:style-name="Source_20_Text"><text:span text:style-name="T3"><text:tab/>git push -f</text:span></text:span></text:p>
      <text:p text:style-name="Standard"><text:line-break/><text:span text:style-name="T14">Part 3:</text:span><text:span text:style-name="T13"> </text:span><text:span text:style-name="T1">for pushing uncompleted Files (FileB and FileC):</text:span></text:p>
      <text:p text:style-name="Standard"/>
      <text:p text:style-name="Standard">[1]<text:tab/># create FileB and C </text:p>
      <text:p text:style-name="Standard">[2]<text:tab/><text:span text:style-name="T10">git add .</text:span></text:p>
      <text:p text:style-name="P17">[3]<text:tab/>git diff –cached &gt; <text:span text:style-name="T11">tempfile</text:span></text:p>
      <text:p text:style-name="P17"/>
      <text:p text:style-name="P17"><text:soft-page-break/><text:span text:style-name="T11">N</text:span>ow we have a file <text:span text:style-name="T11">called “tempfile”. If our friend runs command below, </text:span><text:span text:style-name="T12">he will be able to see our changes and then finish the project:</text:span></text:p>
      <text:p text:style-name="P18"/>
      <text:p text:style-name="P18">[1]<text:tab/>git apply tempfile</text:p>
      <text:p text:style-name="P18"/>
      <text:p text:style-name="P19">Part 4: </text:p>
      <text:p text:style-name="P25"/>
      <text:p text:style-name="P25">[1]<text:tab/># make 3 changes and push them to the new branch</text:p>
      <text:p text:style-name="P25">[2]<text:tab/>git checkout main</text:p>
      <text:p text:style-name="P25">[3]<text:tab/>git cherry-pick --ff 8191900214a7d75debc7928001911f94e70b971f <text:s/></text:p>
      <text:p text:style-name="P25">[4]<text:tab/># make a new commit and push it to the main brac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4:39:08.049432431</meta:creation-date>
    <dc:date>2021-10-26T21:00:48.227801313</dc:date>
    <meta:editing-duration>PT2H42M36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2" meta:paragraph-count="36" meta:word-count="218" meta:character-count="1275" meta:non-whitespace-character-count="1091"/>
  </office:meta>
</office:document-meta>
</file>